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7898" officeooo:paragraph-rsid="000178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bsolute Path <text:s text:c="2"/>/home</text:p>
      <text:p text:style-name="P1"/>
      <text:p text:style-name="P1">/etc</text:p>
      <text:p text:style-name="P1"/>
      <text:p text:style-name="P1">2. Relative Path <text:s text:c="3"/>cd afzaal/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3T00:16:24.638000000</meta:creation-date>
    <dc:date>2022-08-03T00:17:52.583000000</dc:date>
    <meta:editing-duration>PT1M28S</meta:editing-duration>
    <meta:editing-cycles>1</meta:editing-cycles>
    <meta:document-statistic meta:table-count="0" meta:image-count="0" meta:object-count="0" meta:page-count="1" meta:paragraph-count="3" meta:word-count="10" meta:character-count="58" meta:non-whitespace-character-count="46"/>
    <meta:generator>LibreOffice/7.3.2.2$Windows_X86_64 LibreOffice_project/49f2b1bff42cfccbd8f788c8dc32c1c309559be0</meta:generator>
  </office:meta>
</office:document-meta>
</file>